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9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0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2/2022<text:bookmark-end text:name="Text14"/></text:p>
            <text:p text:style-name="Normální">KVOP-32264/2022<text:bookmark-end text:name="Text2"/></text:p>
            <text:p text:style-name="Normální"><text:bookmark-start text:name="Text6"/>26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P<text:bookmark-end text:name="Text9"/>. L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<text:s/>poskytnutí informace podle zákona č. 106/1999 Sb., o svobodném přístupu k informacím, ve znění pozdějších předpisů</text:h>
      <text:p text:style-name="Základnítext">Vážený pane L.,</text:p>
      <text:p text:style-name="Základnítext">dne 24. května 2022 byla do Kanceláře veřejného ochránce práv doručena Vaše žádost podle zákona o svobodném přístupu k informacím, kterou<text:s/><text:span text:style-name="Silné">žádáte o zaslání Sborníku stanovisek veřejného ochránce práv - Vězeňství II.</text:span></text:p>
      <text:p text:style-name="P18">Uvedenou publikaci zasílám v příloze.</text:p>
      <text:p text:style-name="P19"/>
      <text:p text:style-name="P20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><text:span text:style-name="T21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L1AL*</text:span></text:p>
        <text:p text:style-name="P12"><text:span text:style-name="T13">KVOPX00CL1AL</text:span>KVOPX00CL1A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13:20:00Z</meta:creation-date>
    <dc:date>2022-07-27T13:2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86" meta:character-count="596" meta:row-count="4" meta:non-whitespace-character-count="511"/>
  </office:meta>
</office:document-meta>
</file>